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64000007644C35BC2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0cm" svg:y="1.588cm" svg:width="16.999cm" svg:height="16.999cm" draw:z-index="0"><draw:image xlink:href="Pictures/1000000000000764000007644C35BC2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8T12:05:36.75</meta:creation-date>
    <meta:document-statistic meta:table-count="0" meta:image-count="1" meta:object-count="0" meta:page-count="1" meta:paragraph-count="0" meta:word-count="0" meta:character-count="0"/>
    <dc:date>2011-06-08T12:07:45.72</dc:date>
    <meta:editing-duration>PT00H02M09S</meta:editing-duration>
    <meta:editing-cycles>1</meta:editing-cycles>
    <meta:generator>OpenOffice.org/3.1$Win32 OpenOffice.org_project/310m11$Build-9399</meta:generator>
  </office:meta>
</office:document-meta>
</file>